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133cm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5.13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Libelé">
      <style:paragraph-properties>
        <style:tab-stops>
          <style:tab-stop style:position="5.13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4.498cm"/>
        </style:tab-stops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>
          <style:tab-stop style:position="4.498cm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=<text:span text:style-name="T3">info_numero_affilie_label=% : %=info_numero_affilie_valeur=%<text:tab/>%=info_reference_utilisateur_label=%%=info_reference_utilsateur_valeur=%</text:span></text:p>
      <text:p text:style-name="P1"/>
      <text:p text:style-name="P2">%=remLineWhenBlank(declaration_versement_impotSource_text,-1)=%</text:p>
      <text:p text:style-name="Libelé"/>
      <text:p text:style-name="Libelé">%=info_concerne_label_declaration_versement_concerne=%</text:p>
      <text:p text:style-name="Standard"/>
      <text:p text:style-name="Standard">%=remLineWhenBlank(declaration_versement_a,-1)=%</text:p>
      <text:p text:style-name="Standard"/>
      <text:p text:style-name="P4"><text:span text:style-name="T1">%=</text:span>info_reference_allocataire_label<text:span text:style-name="T1">=%<text:tab/>: %=info_reference_allocataire_valeur=%</text:span></text:p>
      <text:p text:style-name="P4"><text:span text:style-name="T1">%=</text:span>info_nss_label<text:span text:style-name="T1">=%<text:tab/>: %=info_reference_nss_valeur=%</text:span></text:p>
      <text:p text:style-name="P5"><text:span text:style-name="T1">%=</text:span><text:span text:style-name="T2">info_idDossier_label</text:span><text:span text:style-name="T1">=%<text:tab/>: %=info_idDossier_valeur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9:50</meta:creation-date>
    <dc:date>2016-02-22T16:49:51.82</dc:date>
    <meta:editing-cycles>28</meta:editing-cycles>
    <meta:editing-duration>PT2H25M55S</meta:editing-duration>
    <meta:document-statistic meta:table-count="0" meta:image-count="0" meta:object-count="0" meta:page-count="1" meta:paragraph-count="7" meta:word-count="16" meta:character-count="478"/>
    <meta:user-defined meta:name="Info 1"/>
    <meta:user-defined meta:name="Info 2"/>
    <meta:user-defined meta:name="Info 3"/>
    <meta:user-defined meta:name="Info 4"/>
  </office:meta>
</office:document-meta>
</file>